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CF4A38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outline1">
      <style:graphic-properties draw:stroke="none" draw:fill="none" draw:auto-grow-height="true" fo:min-height="11.501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fo:min-height="16.625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ArialMT" style:font-family-generic="swiss" fo:font-size="22pt" style:font-size-asian="22pt" style:font-size-complex="22pt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text-position="super 58%"/>
    </style:style>
    <style:style style:name="T4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5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9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7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9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'Lucida Grande'" style:font-style-name="Regular" style:font-pitch="variable" fo:font-size="22pt" fo:font-style="normal" fo:text-shadow="none" style:text-underline-style="none" fo:font-weight="normal" style:font-family-asian="'Lucida Grande'" style:font-style-name-asian="Regular" style:font-pitch-asian="variable" style:font-size-asian="22pt" style:font-style-asian="normal" style:font-weight-asian="normal" style:font-family-complex="'Lucida Grande'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T22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1"> A practical introduction</text:span> 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2"/></text:p>
            <text:p><text:span text:style-name="T2"/></text:p>
            <text:p><text:span text:style-name="T2">Balisage, August 13 </text:span><text:span text:style-name="T3">th</text:span> <text:span text:style-name="T2">, 2009</text:span> 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lorent Georges </text:span></text:p>
            <text:p><text:span text:style-name="T4">fgeorges.or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XPath is a textual language to navigate XDM trees</text:p>
              </text:list-item>
              <text:list-item>
                <text:p>It is used standalone or embedded in XSLT, XQuery, XProc, XForms, and other languages</text:p>
              </text:list-item>
              <text:list-item>
                <text:p>A recommendation defines a standard library of functions</text:p>
              </text:list-item>
              <text:list-item>
                <text:p>An implementation or host language can provide additional functions: the <text:span text:style-name="T6">extension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7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More and more demand for extensions for XSLT 2.0 and XQuery for one year</text:p>
              </text:list-item>
              <text:list-item>
                <text:p>Extension functions are the easiest way</text:p>
              </text:list-item>
              <text:list-item>
                <text:p>They are at the XPath level</text:p>
              </text:list-item>
              <text:list-item>
                <text:p>Acting at the XPath level allows them to be used in another languages</text:p>
              </text:list-item>
              <text:list-item>
                <text:p>XProc is a good example of such another language (EXProc defines also extensions for a few month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S</text:p>
              </text:list-item>
              <text:list-item>
                <text:p>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1">The 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<text:span text:style-name="T1">HTTP Cli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nd HTTP requests and handle responses</text:p>
              </text:list-item>
              <text:list-item>
                <text:p>Based on the XProc step p:http-request</text:p>
              </text:list-item>
              <text:list-item>
                <text:p>Enable one to:</text:p>
                <text:list>
                  <text:list-item>
                    <text:p>Retrieve plain resources on the web</text:p>
                  </text:list-item>
                  <text:list-item>
                    <text:p>Query REST-based Web sevices</text:p>
                  </text:list-item>
                  <text:list-item>
                    <text:p>Query SOAP-based Web services</text:p>
                  </text:list-item>
                  <text:list-item>
                    <text:p>Query Google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2.285cm" svg:x="2cm" svg:y="5.5cm" presentation:class="outline" presentation:user-transformed="true">
          <draw:text-box>
            <text:p text:style-name="P5"><text:span text:style-name="T9">http:send-request</text:span><text:span text:style-name="T10">(</text:span><text:span text:style-name="T11">$</text:span><text:span text:style-name="T10">request as </text:span><text:span text:style-name="T12">element</text:span><text:span text:style-name="T10">(http:request)) as </text:span><text:span text:style-name="T12">item</text:span><text:span text:style-name="T10">()</text:span><text:span text:style-name="T11">+</text:span></text:p>
            <text:p text:style-name="P5"><text:span text:style-name="T11">&lt;http:request</text:span><text:span text:style-name="T13"> href</text:span><text:span text:style-name="T14">=</text:span><text:span text:style-name="T15">"http://www.example.com/..."</text:span><text:span text:style-name="T13"> method</text:span><text:span text:style-name="T14">=</text:span><text:span text:style-name="T15">"post"</text:span><text:span text:style-name="T11">&gt;</text:span><text:span text:style-name="T10"><text:line-break/></text:span><text:span text:style-name="T10"> <text:s text:c="2"/></text:span><text:span text:style-name="T11">&lt;http:header</text:span><text:span text:style-name="T13"> name</text:span><text:span text:style-name="T14">=</text:span><text:span text:style-name="T15">"X-Header"</text:span><text:span text:style-name="T13"> value</text:span><text:span text:style-name="T14">=</text:span><text:span text:style-name="T15">"some value"</text:span><text:span text:style-name="T11">/&gt;</text:span><text:span text:style-name="T10"><text:line-break/></text:span><text:span text:style-name="T10"> <text:s text:c="2"/></text:span><text:span text:style-name="T11">&lt;http:body</text:span><text:span text:style-name="T13"> content-type</text:span><text:span text:style-name="T14">=</text:span><text:span text:style-name="T15">"application/xml"</text:span><text:span text:style-name="T11">&gt;</text:span><text:span text:style-name="T10"><text:line-break/></text:span><text:span text:style-name="T10"> <text:s text:c="5"/></text:span><text:span text:style-name="T11">&lt;hello&gt;</text:span><text:span text:style-name="T10">World!</text:span><text:span text:style-name="T11">&lt;/hello&gt;</text:span><text:span text:style-name="T10"><text:line-break/></text:span><text:span text:style-name="T10"> <text:s text:c="2"/></text:span><text:span text:style-name="T11">&lt;/http:body&gt;</text:span><text:span text:style-name="T10"><text:line-break/></text:span><text:span text:style-name="T11">&lt;/http:request&gt;</text:span></text:p>
            <text:p><text:span text:style-name="T11">&lt;http:response</text:span><text:span text:style-name="T13"> status</text:span><text:span text:style-name="T14">=</text:span><text:span text:style-name="T15">"200"</text:span><text:span text:style-name="T13"> message</text:span><text:span text:style-name="T14">=</text:span><text:span text:style-name="T15">"Ok"</text:span><text:span text:style-name="T11">&gt;</text:span><text:span text:style-name="T11"><text:line-break/></text:span><text:span text:style-name="T10"> <text:s text:c="2"/></text:span><text:span text:style-name="T11">&lt;http:header</text:span><text:span text:style-name="T13"> name</text:span><text:span text:style-name="T14">=</text:span><text:span text:style-name="T15">"..."</text:span><text:span text:style-name="T13"> value</text:span><text:span text:style-name="T14">=</text:span><text:span text:style-name="T15">"..."</text:span><text:span text:style-name="T11">/&gt;</text:span><text:span text:style-name="T11"><text:line-break/></text:span><text:span text:style-name="T10"> <text:s text:c="2"/>...</text:span><text:span text:style-name="T10"><text:line-break/></text:span><text:span text:style-name="T11"> <text:s text:c="2"/></text:span><text:span text:style-name="T11">&lt;http:body</text:span><text:span text:style-name="T13"> content-type</text:span><text:span text:style-name="T14">=</text:span><text:span text:style-name="T15">"application/xml"</text:span><text:span text:style-name="T11">/&gt;</text:span><text:span text:style-name="T11"><text:line-break/></text:span><text:span text:style-name="T11">&lt;/http:response&gt;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2cm" svg:y="5.08cm" presentation:class="outline" presentation:user-transformed="true">
          <draw:text-box>
            <text:p text:style-name="P5"><text:span text:style-name="T17">http:send-request</text:span><text:span text:style-name="T18">(</text:span><text:span text:style-name="T18"><text:line-break/></text:span><text:span text:style-name="T18"> <text:s text:c="2"/></text:span><text:span text:style-name="T19">&lt;</text:span><text:span text:style-name="T18">http:request href</text:span><text:span text:style-name="T19">=</text:span><text:span text:style-name="T20">"http://www.balisage.net/"</text:span><text:span text:style-name="T18"> method</text:span><text:span text:style-name="T19">=</text:span><text:span text:style-name="T20">"get"</text:span><text:span text:style-name="T19">/&gt;</text:span><text:span text:style-name="T18">)</text:span></text:p>
            <text:p text:style-name="P5"><text:span text:style-name="T21">↘</text:span></text:p>
            <text:p text:style-name="P5"><text:span text:style-name="T18">( </text:span><text:span text:style-name="T18"><text:line-break/></text:span><text:span text:style-name="T18"> </text:span><text:span text:style-name="T19">&lt;http:response</text:span><text:span text:style-name="T22"> status</text:span><text:span text:style-name="T23">=</text:span><text:span text:style-name="T24">"200"</text:span><text:span text:style-name="T22"> message</text:span><text:span text:style-name="T23">=</text:span><text:span text:style-name="T24">"OK"</text:span><text:span text:style-name="T19">&gt;</text:span><text:span text:style-name="T18"> </text:span><text:span text:style-name="T18"><text:line-break/></text:span><text:span text:style-name="T18"> <text:s text:c="3"/></text:span><text:span text:style-name="T19">&lt;http:header</text:span><text:span text:style-name="T22"> name</text:span><text:span text:style-name="T23">=</text:span><text:span text:style-name="T24">"Server"</text:span><text:span text:style-name="T22"> value</text:span><text:span text:style-name="T23">=</text:span><text:span text:style-name="T24">"Apache/1.3.41 (Unix) ..."</text:span><text:span text:style-name="T19">/&gt;</text:span><text:span text:style-name="T18"> </text:span><text:span text:style-name="T18"><text:line-break/></text:span><text:span text:style-name="T18"> <text:s text:c="3"/>... </text:span><text:span text:style-name="T18"><text:line-break/></text:span><text:span text:style-name="T18"> <text:s text:c="3"/></text:span><text:span text:style-name="T19">&lt;http:body</text:span><text:span text:style-name="T22"> content-type</text:span><text:span text:style-name="T23">=</text:span><text:span text:style-name="T24">"text/html"</text:span><text:span text:style-name="T19">/&gt;</text:span><text:span text:style-name="T18"> </text:span><text:span text:style-name="T18"><text:line-break/></text:span><text:span text:style-name="T18"> </text:span><text:span text:style-name="T19">&lt;/http:response&gt;</text:span><text:span text:style-name="T18"> </text:span><text:span text:style-name="T18"><text:line-break/></text:span><text:span text:style-name="T18">, </text:span><text:span text:style-name="T18"><text:line-break/></text:span><text:span text:style-name="T18"> </text:span><text:span text:style-name="T19">&lt;html</text:span><text:span text:style-name="T22"> xmlns</text:span><text:span text:style-name="T23">=</text:span><text:span text:style-name="T24">"http://www.w3.org/1999/xhtml"</text:span><text:span text:style-name="T19">&gt;</text:span><text:span text:style-name="T18"> </text:span><text:span text:style-name="T18"><text:line-break/></text:span><text:span text:style-name="T18"> <text:s text:c="3"/></text:span><text:span text:style-name="T19">&lt;head&gt;</text:span><text:span text:style-name="T18"> </text:span><text:span text:style-name="T18"><text:line-break/></text:span><text:span text:style-name="T18"> <text:s text:c="6"/></text:span><text:span text:style-name="T19">&lt;title&gt;</text:span><text:span text:style-name="T18">Balisage: The Markup Conference</text:span><text:span text:style-name="T19">&lt;/title&gt;</text:span><text:span text:style-name="T18"> </text:span><text:span text:style-name="T18"><text:line-break/></text:span><text:span text:style-name="T18"> <text:s text:c="6"/>... </text:span><text:span text:style-name="T18"><text:line-break/></text:span><text:span text:style-name="T18">)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Live samples:</text:p>
                <text:list>
                  <text:list-item>
                    <text:p>XQuery with Saxon, MarkLogic and eXist</text:p>
                  </text:list-item>
                  <text:list-item>
                    <text:p>Google's GData API</text:p>
                  </text:list-item>
                  <text:list-item>
                    <text:p>WSDL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<text:span text:style-name="T1">ZIP facilit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473cm" svg:x="1.4cm" svg:y="0.854cm" presentation:class="title" presentation:user-transformed="true">
          <draw:text-box>
            <text:p>Compound Document<text:line-break/>Template pattern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<text:span text:style-name="T1">Packag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<text:span text:style-name="T1">Putting it all toge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utting it all together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Google Contacts to ODF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<text:span text:style-name="T1">Sibling projec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ibling projects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Query, EXSLT 2.0, and EXProc</text:p>
              </text:list-item>
              <text:list-item>
                <text:p>Where's the border?</text:p>
                <text:list>
                  <text:list-item>
                    <text:p>EXPath Packaging system</text:p>
                  </text:list-item>
                  <text:list-item>
                    <text:p>Servlet-like container definition</text:p>
                  </text:list-item>
                  <text:list-item>
                    <text:p>Full XRX container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 and general-purpose: nested sequences and first-class function items</text:p>
              </text:list-item>
              <text:list-item>
                <text:p>Join the mailing list and browse the website:</text:p>
                <text:p/>
                <text:p text:style-name="P7"><text:span text:style-name="T1">http://www.expath.org/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CF4A386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dc:title>Blue Border</dc:title>
    <dc:description>Presentation Layout Template</dc:description>
    <meta:creation-date>2009-07-24T12:50:01.31</meta:creation-date>
    <dc:language>en-US</dc:language>
    <meta:editing-cycles>72</meta:editing-cycles>
    <meta:editing-duration>PT32H33M26S</meta:editing-duration>
    <dc:date>2009-07-26T22:19:45</dc: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C:/Program%20Files/OpenOffice.org%203/Basis/share/template/en-US/layout/lyt-aqua.otp"/>
  </office:meta>
</office:document-meta>
</file>